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Liberation Sans'" style:font-style-name="Regular" style:font-family-generic="swiss" style:font-pitch="variable" fo:font-size="8pt" style:font-family-asian="'Liberation Sans'" style:font-style-name-asian="Regular" style:font-family-generic-asian="swiss" style:font-pitch-asian="variable" style:font-size-asian="8pt" style:font-family-complex="'Liberation Sans'" style:font-style-name-complex="Regular" style:font-family-generic-complex="swiss" style:font-pitch-complex="variable" style:font-size-complex="8pt"/>
    </style:style>
    <style:style style:name="T3" style:family="text">
      <style:text-properties fo:font-family="'Liberation Sans'" style:font-family-generic="roman" style:font-pitch="variable" fo:font-size="8pt" style:font-family-asian="'Liberation Sans'" style:font-style-name-asian="Regular" style:font-family-generic-asian="swiss" style:font-pitch-asian="variable" style:font-size-asian="8pt" style:font-family-complex="'Liberation Sans'" style:font-style-name-complex="Regular" style:font-family-generic-complex="swiss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.141cm" svg:height="0.569cm" svg:x="3.401cm" svg:y="1.5cm">
          <draw:text-box>
            <text:p><text:span text:style-name="T1">n = 4</text:span></text:p>
          </draw:text-box>
        </draw:frame>
        <draw:custom-shape draw:name="x1" draw:style-name="gr2" draw:text-style-name="P3" draw:id="id1" draw:layer="layout" svg:width="1cm" svg:height="1cm" svg:x="5cm" svg:y="2cm">
          <text:p text:style-name="P2"><text:span text:style-name="T1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3" draw:layer="layout" svg:width="1cm" svg:height="1cm" svg:x="5cm" svg:y="4cm">
          <text:p text:style-name="P2"><text:span text:style-name="T1">x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2" draw:layer="layout" svg:width="1cm" svg:height="1cm" svg:x="8cm" svg:y="3cm">
          <text:p text:style-name="P3"><text:span text:style-name="T1">z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4" draw:layer="layout" svg:width="1cm" svg:height="1cm" svg:x="8cm" svg:y="5cm">
          <text:p text:style-name="P2"><text:span text:style-name="T1">x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5" draw:layer="layout" svg:width="1cm" svg:height="1cm" svg:x="11cm" svg:y="4cm">
          <text:p text:style-name="P2"><text:span text:style-name="T1">z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7" draw:layer="layout" svg:width="1cm" svg:height="1cm" svg:x="11cm" svg:y="6cm">
          <text:p text:style-name="P2"><text:span text:style-name="T1">x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id="id6" draw:layer="layout" svg:width="1cm" svg:height="1cm" svg:x="14cm" svg:y="5cm">
          <text:p text:style-name="P2"><text:span text:style-name="T1">z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id="id9" draw:layer="layout" svg:width="4.083cm" svg:height="0.569cm" svg:x="10.5cm" svg:y="1.431cm">
          <draw:text-box>
            <text:p><text:span text:style-name="T1">Coefficienti di amplificazione</text:span></text:p>
          </draw:text-box>
        </draw:frame>
        <draw:connector draw:style-name="gr4" draw:text-style-name="P2" draw:layer="layout" draw:type="line" svg:x1="6cm" svg:y1="2.499cm" svg:x2="8.145cm" svg:y2="3.145cm" draw:start-shape="id1" draw:start-glue-point="10" draw:end-shape="id2" draw:end-glue-point="5" svg:d="m6000 2499 2145 646">
          <text:p/>
        </draw:connector>
        <draw:connector draw:style-name="gr4" draw:text-style-name="P2" draw:layer="layout" draw:type="line" svg:x1="6cm" svg:y1="4.499cm" svg:x2="8.145cm" svg:y2="3.853cm" draw:start-shape="id3" draw:start-glue-point="10" draw:end-shape="id2" draw:end-glue-point="7" svg:d="m6000 4499 2145-646">
          <text:p/>
        </draw:connector>
        <draw:connector draw:style-name="gr4" draw:text-style-name="P2" draw:layer="layout" draw:type="line" svg:x1="9cm" svg:y1="5.499cm" svg:x2="11.145cm" svg:y2="4.853cm" draw:start-shape="id4" draw:start-glue-point="10" draw:end-shape="id5" draw:end-glue-point="7" svg:d="m9000 5499 2145-646">
          <text:p/>
        </draw:connector>
        <draw:connector draw:style-name="gr5" draw:text-style-name="P3" draw:layer="layout" draw:type="line" svg:x1="9cm" svg:y1="3.5cm" svg:x2="11.145cm" svg:y2="4.145cm" draw:start-shape="id2" draw:start-glue-point="1" draw:end-shape="id5" draw:end-glue-point="5" svg:d="m9000 3500 2145 645">
          <text:p text:style-name="P2"><text:span text:style-name="T1"/></text:p>
          <text:p text:style-name="P2"><text:span text:style-name="T1"/></text:p>
        </draw:connector>
        <draw:connector draw:style-name="gr4" draw:text-style-name="P2" draw:layer="layout" draw:type="line" svg:x1="12cm" svg:y1="4.5cm" svg:x2="14.145cm" svg:y2="5.145cm" draw:start-shape="id5" draw:start-glue-point="1" draw:end-shape="id6" draw:end-glue-point="5" svg:d="m12000 4500 2145 645">
          <text:p/>
        </draw:connector>
        <draw:connector draw:style-name="gr4" draw:text-style-name="P2" draw:layer="layout" draw:type="line" svg:x1="12cm" svg:y1="6.499cm" svg:x2="14.145cm" svg:y2="5.853cm" draw:start-shape="id7" draw:start-glue-point="10" draw:end-shape="id6" draw:end-glue-point="7" svg:d="m12000 6499 2145-646">
          <text:p/>
        </draw:connector>
        <draw:frame draw:style-name="gr1" draw:text-style-name="P1" draw:layer="layout" svg:width="0.786cm" svg:height="0.569cm" svg:x="8.5cm" svg:y="2.5cm">
          <draw:text-box>
            <text:p><text:span text:style-name="T2">ε</text:span><text:span text:style-name="T3">1</text:span></text:p>
          </draw:text-box>
        </draw:frame>
        <draw:frame draw:style-name="gr1" draw:text-style-name="P1" draw:layer="layout" svg:width="0.786cm" svg:height="0.569cm" svg:x="11.714cm" svg:y="3.5cm">
          <draw:text-box>
            <text:p><text:span text:style-name="T2">ε</text:span><text:span text:style-name="T3">2</text:span></text:p>
          </draw:text-box>
        </draw:frame>
        <draw:frame draw:style-name="gr1" draw:text-style-name="P1" draw:id="id11" draw:layer="layout" svg:width="0.786cm" svg:height="0.569cm" svg:x="14.714cm" svg:y="4.5cm">
          <draw:text-box>
            <text:p><text:span text:style-name="T2">ε</text:span><text:span text:style-name="T3">3</text:span></text:p>
          </draw:text-box>
        </draw:frame>
        <draw:frame draw:style-name="gr6" draw:text-style-name="P1" draw:id="id8" draw:layer="layout" svg:width="1.184cm" svg:height="0.569cm" svg:x="9.5cm" svg:y="3cm">
          <draw:text-box>
            <text:p><text:span text:style-name="T1">z1/z2</text:span></text:p>
          </draw:text-box>
        </draw:frame>
        <draw:frame draw:style-name="gr6" draw:text-style-name="P1" draw:id="id10" draw:layer="layout" svg:width="1.184cm" svg:height="0.569cm" svg:x="12.5cm" svg:y="4cm">
          <draw:text-box>
            <text:p><text:span text:style-name="T1">z2/z3</text:span></text:p>
          </draw:text-box>
        </draw:frame>
        <draw:connector draw:style-name="gr7" draw:text-style-name="P2" draw:layer="layout" draw:type="line" svg:x1="10.684cm" svg:y1="3.284cm" svg:x2="12.541cm" svg:y2="2cm" draw:start-shape="id8" draw:end-shape="id9" draw:end-glue-point="2" svg:d="m10684 3284 1857-1284">
          <text:p/>
        </draw:connector>
        <draw:connector draw:style-name="gr7" draw:text-style-name="P2" draw:layer="layout" draw:type="line" svg:x1="13.092cm" svg:y1="4cm" svg:x2="12.541cm" svg:y2="2cm" draw:start-shape="id10" draw:start-glue-point="0" draw:end-shape="id9" svg:d="m13092 4000-551-2000">
          <text:p/>
        </draw:connector>
        <draw:frame draw:style-name="gr1" draw:text-style-name="P1" draw:id="id12" draw:layer="layout" svg:width="3.677cm" svg:height="1.205cm" svg:x="15cm" svg:y="2.5cm">
          <draw:text-box>
            <text:p><text:span text:style-name="T1">errore di arrotondamento</text:span></text:p>
            <text:p><text:span text:style-name="T1">sul risultato locale di ogni</text:span></text:p>
            <text:p><text:span text:style-name="T1">singola operazione</text:span></text:p>
          </draw:text-box>
        </draw:frame>
        <draw:connector draw:style-name="gr7" draw:text-style-name="P2" draw:layer="layout" draw:type="line" svg:x1="15.5cm" svg:y1="4.784cm" svg:x2="16.838cm" svg:y2="3.705cm" draw:start-shape="id11" draw:start-glue-point="1" draw:end-shape="id12" draw:end-glue-point="2" svg:d="m15500 4784 1338-10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Fabio </meta:initial-creator>
    <meta:creation-date>2010-06-21T14:27:22</meta:creation-date>
    <dc:date>2010-06-21T14:58:34</dc:date>
    <dc:creator>Fabio </dc:creator>
    <meta:editing-duration>PT00H03M31S</meta:editing-duration>
    <meta:editing-cycles>1</meta:editing-cycles>
    <meta:document-statistic meta:object-count="24"/>
    <meta:generator>OpenOffice.org/3.1$Unix OpenOffice.org_project/310m19$Build-9420</meta:generator>
  </office:meta>
</office:document-meta>
</file>